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öhne Mono" svg:font-family="'Söhne Mono', Monaco, 'Andale Mono', 'Ubuntu Mono', monospace"/>
    <style:font-face style:name="XuntaSans" svg:font-family="XuntaSans"/>
    <style:font-face style:name="var INTERNAL-CODE-font" svg:font-family="'var INTERNAL-CODE-font'"/>
  </office:font-face-decls>
  <office:automatic-styles>
    <style:style style:name="P1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ackground-color="#272822" fo:padding-left="0cm" fo:padding-right="0cm" fo:padding-top="0.049cm" fo:padding-bottom="0.049cm" fo:border-left="none" fo:border-right="none" fo:border-top="0.74pt solid #000000" fo:border-bottom="0.74pt solid #000000"/>
    </style:style>
    <style:style style:name="P2" style:family="paragraph" style:parent-style-name="Preformatted_20_Text">
      <style:paragraph-properties fo:margin-top="0cm" fo:margin-bottom="0cm" style:contextual-spacing="false" fo:text-align="justify" style:justify-single-word="false" fo:padding-left="0cm" fo:padding-right="0cm" fo:padding-top="0.049cm" fo:padding-bottom="0.049cm" fo:border-left="none" fo:border-right="none" fo:border-top="0.74pt solid #000000" fo:border-bottom="0.74pt solid #000000"/>
      <style:text-properties officeooo:paragraph-rsid="001ea780"/>
    </style:style>
    <style:style style:name="P3" style:family="paragraph" style:parent-style-name="Preformatted_20_Text">
      <style:paragraph-properties fo:margin-top="0cm" fo:margin-bottom="0cm" style:contextual-spacing="false" fo:text-align="justify" style:justify-single-word="false" fo:padding-left="0cm" fo:padding-right="0cm" fo:padding-top="0.049cm" fo:padding-bottom="0.049cm" fo:border-left="none" fo:border-right="none" fo:border-top="0.74pt solid #000000" fo:border-bottom="0.74pt solid #000000"/>
      <style:text-properties officeooo:rsid="001d8319" officeooo:paragraph-rsid="001ea780"/>
    </style:style>
    <style:style style:name="P4" style:family="paragraph" style:parent-style-name="Standard">
      <style:text-properties officeooo:rsid="001d8319" officeooo:paragraph-rsid="001d8319"/>
    </style:style>
    <style:style style:name="P5" style:family="paragraph" style:parent-style-name="Standard">
      <style:text-properties officeooo:rsid="0017b683" officeooo:paragraph-rsid="0017b683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officeooo:rsid="001afd96" officeooo:paragraph-rsid="001afd96"/>
    </style:style>
    <style:style style:name="P7" style:family="paragraph" style:parent-style-name="Text_20_body">
      <style:paragraph-properties fo:text-align="justify" style:justify-single-word="false"/>
      <style:text-properties fo:font-variant="normal" fo:text-transform="none" fo:color="#323232" loext:opacity="100%" style:font-name="Liberation Serif" fo:font-size="12pt" fo:letter-spacing="normal" fo:font-style="normal" fo:font-weight="normal" officeooo:rsid="0017b683" officeooo:paragraph-rsid="001ea780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23232" loext:opacity="100%" style:font-name="Liberation Serif" fo:font-size="12pt" fo:letter-spacing="normal" fo:font-style="normal" fo:font-weight="normal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officeooo:rsid="0017b683" officeooo:paragraph-rsid="0017b683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officeooo:rsid="0017b683" officeooo:paragraph-rsid="001c7a1c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7b683" officeooo:paragraph-rsid="0017b683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afd96" officeooo:paragraph-rsid="001afd96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officeooo:rsid="0017b683" officeooo:paragraph-rsid="0017b683" style:font-size-asian="12pt" style:font-size-complex="12pt"/>
    </style:style>
    <style:style style:name="T1" style:family="text">
      <style:text-properties fo:font-variant="normal" fo:text-transform="none" fo:color="#f8f8f2" loext:opacity="100%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2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1c7a1c"/>
    </style:style>
    <style:style style:name="T5" style:family="text">
      <style:text-properties style:font-name="var INTERNAL-CODE-font" fo:font-size="11.25pt" officeooo:rsid="001ea780" style:font-size-asian="12pt" style:font-size-complex="12pt" loext:padding="0cm" loext:border="none"/>
    </style:style>
    <style:style style:name="T6" style:family="text">
      <style:text-properties officeooo:rsid="001c7a1c"/>
    </style:style>
    <style:style style:name="T7" style:family="text">
      <style:text-properties officeooo:rsid="001d8319"/>
    </style:style>
    <style:style style:name="T8" style:family="text">
      <style:text-properties style:font-name="Liberation Serif" fo:font-size="12pt" style:font-size-asian="12pt" style:font-size-complex="12pt" loext:padding="0cm" loext:border="none"/>
    </style:style>
    <style:style style:name="T9" style:family="text">
      <style:text-properties style:font-name="Liberation Serif" fo:font-size="12pt" officeooo:rsid="0019ee44" style:font-size-asian="12pt" style:font-size-complex="12pt" loext:padding="0cm" loext:border="none"/>
    </style:style>
    <style:style style:name="T10" style:family="text">
      <style:text-properties style:font-name="Liberation Serif" fo:font-size="12pt" officeooo:rsid="001ea780" style:font-size-asian="12pt" style:font-size-complex="12pt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git clone </text:span><text:a xlink:type="simple" xlink:href="https://github.com/xulioxesus/docker-lamp" text:style-name="Internet_20_link" text:visited-style-name="Visited_20_Internet_20_Link"><text:span text:style-name="T2">https://github.com/xulioxesus/docker-lamp</text:span></text:a></text:p>
      <text:p text:style-name="P12"/>
      <text:p text:style-name="P9"/>
      <text:p text:style-name="P9">Docker: funciona con systemctl start stop status</text:p>
      <text:p text:style-name="P10">Levantar Docker-compose desde a mesma carpeta donde está a carpeta Docker compose.</text:p>
      <text:p text:style-name="P10"><text:span text:style-name="T6">sudo d</text:span>ocker-compose up -d</text:p>
      <text:p text:style-name="P10"><text:span text:style-name="T7">sudo </text:span>docker-compose up --build</text:p>
      <text:p text:style-name="P9">Para ver se hai contedores correndo: <text:span text:style-name="T6">s</text:span>udo docker ps</text:p>
      <text:p text:style-name="P5"/>
      <text:p text:style-name="P4">Inicializar repositorio persoal:</text:p>
      <text:p text:style-name="P7"/>
      <text:p text:style-name="P2"><text:span text:style-name="Source_20_Text"><text:span text:style-name="T8">$ git config --global user.name "</text:span></text:span><text:span text:style-name="Source_20_Text"><text:span text:style-name="T9">a22fatimasb</text:span></text:span><text:span text:style-name="Source_20_Text"><text:span text:style-name="T8">"</text:span></text:span></text:p>
      <text:p text:style-name="P3"><text:span text:style-name="Source_20_Text"><text:span text:style-name="T8">$ git config --global user.email "</text:span></text:span><text:a xlink:type="simple" xlink:href="mailto:a22fatimasb@iessanclemente.net" text:style-name="Internet_20_link" text:visited-style-name="Visited_20_Internet_20_Link"><text:span text:style-name="Source_20_Text"><text:span text:style-name="T9">a22fatimasb</text:span></text:span></text:a><text:a xlink:type="simple" xlink:href="mailto:a22fatimasb@iessanclemente.net" text:style-name="Internet_20_link" text:visited-style-name="Visited_20_Internet_20_Link"><text:span text:style-name="Source_20_Text"><text:span text:style-name="T8">@iessanclemente.net</text:span></text:span></text:a><text:span text:style-name="Source_20_Text"><text:span text:style-name="T8">"</text:span></text:span></text:p>
      <text:p text:style-name="P3"><text:span text:style-name="Source_20_Text"><text:span text:style-name="T8"/></text:span></text:p>
      <text:p text:style-name="P3"><text:span text:style-name="Source_20_Text"><text:span text:style-name="T10">Verificar:</text:span></text:span></text:p>
      <text:p text:style-name="P3"><text:span text:style-name="Source_20_Text"><text:span text:style-name="T5">git config --list</text:span></text:span></text:p>
      <text:p text:style-name="P3"><text:span text:style-name="Source_20_Text"><text:span text:style-name="T10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öhne Mono" svg:font-family="'Söhne Mono', Monaco, 'Andale Mono', 'Ubuntu Mono', monospace"/>
    <style:font-face style:name="XuntaSans" svg:font-family="XuntaSans"/>
    <style:font-face style:name="var INTERNAL-CODE-font" svg:font-family="'var INTERNAL-CODE-font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4T09:12:14.328000000</meta:creation-date>
    <dc:date>2024-03-15T10:19:57.396000000</dc:date>
    <meta:editing-duration>PT7M9S</meta:editing-duration>
    <meta:editing-cycles>2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11" meta:word-count="62" meta:character-count="456" meta:non-whitespace-character-count="409"/>
  </office:meta>
</office:document-meta>
</file>